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4"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5"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1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1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12" style:family="paragraph" style:parent-style-name="Subsection_20_within_20_shloka">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P13" style:family="paragraph" style:parent-style-name="Shkola_20_body">
      <style:text-properties style:font-name="Tiro Devanagari Hindi" style:font-name-complex="Tiro Devanagari Hindi"/>
    </style:style>
    <style:style style:name="P14" style:family="paragraph" style:parent-style-name="Shkola_20_body">
      <style:text-properties style:font-name="Tiro Devanagari Hindi" officeooo:paragraph-rsid="0071e456" style:font-name-complex="Tiro Devanagari Hindi"/>
    </style:style>
    <style:style style:name="P15" style:family="paragraph" style:parent-style-name="Shloka_20_number_20_heading">
      <style:text-properties style:font-name="Tiro Devanagari Hindi" officeooo:paragraph-rsid="0071e456" style:font-name-complex="Tiro Devanagari Hindi"/>
    </style:style>
    <style:style style:name="P16" style:family="paragraph" style:parent-style-name="Shloka_20_number_20_heading">
      <style:text-properties style:font-name="Tiro Devanagari Hindi" style:font-name-complex="Tiro Devanagari Hindi"/>
    </style:style>
    <style:style style:name="P17" style:family="paragraph" style:parent-style-name="Standard_20_hindi_20_text">
      <style:paragraph-properties fo:break-before="page"/>
      <style:text-properties style:font-name="Tiro Devanagari Hindi" officeooo:paragraph-rsid="0022cec5" style:font-name-complex="Tiro Devanagari Hindi"/>
    </style:style>
    <style:style style:name="P18" style:family="paragraph" style:parent-style-name="Standard_20_hindi_20_text">
      <style:text-properties style:font-name="Tiro Devanagari Hindi" officeooo:paragraph-rsid="0022cec5" style:font-name-complex="Tiro Devanagari Hindi"/>
    </style:style>
    <style:style style:name="P19" style:family="paragraph" style:parent-style-name="Standard_20_hindi_20_text">
      <style:text-properties style:font-name="Tiro Devanagari Hindi" style:font-name-complex="Tiro Devanagari Hindi"/>
    </style:style>
    <style:style style:name="P20" style:family="paragraph" style:parent-style-name="Standard_20_hindi_20_text">
      <style:text-properties style:font-name="Tiro Devanagari Hindi" officeooo:paragraph-rsid="002d2609" style:font-name-complex="Tiro Devanagari Hindi"/>
    </style:style>
    <style:style style:name="P21"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22" style:family="paragraph" style:parent-style-name="Shloka_20_translation_20_section">
      <style:text-properties style:font-name="Tiro Devanagari Hindi" officeooo:paragraph-rsid="008cde28" style:font-name-complex="Tiro Devanagari Hindi"/>
    </style:style>
    <style:style style:name="P23" style:family="paragraph" style:parent-style-name="Standard_20_hindi_20_text">
      <style:paragraph-properties style:writing-mode="lr-tb"/>
      <style:text-properties style:font-name="Tiro Devanagari Hindi" officeooo:paragraph-rsid="0081bb60" style:font-name-complex="Tiro Devanagari Hindi"/>
    </style:style>
    <style:style style:name="P24"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25"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26"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27"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28"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29"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8"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9"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0"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2"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13"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14"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15"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16"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17"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18"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19"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20"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21"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22"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23"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24"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25"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26"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27"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28"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29"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30"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31"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32"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33"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34"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35"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36"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37"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38"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39"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57"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58"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59"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60"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61"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62"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63"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64"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65"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66"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67"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68"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69"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70"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71" style:family="text">
      <style:text-properties officeooo:rsid="001f4d7a"/>
    </style:style>
    <style:style style:name="T72" style:family="text">
      <style:text-properties officeooo:rsid="0022cec5"/>
    </style:style>
    <style:style style:name="T73" style:family="text">
      <style:text-properties fo:font-style="italic" style:font-style-asian="italic" style:font-style-complex="italic"/>
    </style:style>
    <style:style style:name="T74" style:family="text">
      <style:text-properties fo:font-style="italic" officeooo:rsid="0022cec5" style:font-style-asian="italic" style:font-style-complex="italic"/>
    </style:style>
    <style:style style:name="T75" style:family="text">
      <style:text-properties fo:font-style="italic" officeooo:rsid="0045fd26" style:font-style-asian="italic" style:font-style-complex="italic"/>
    </style:style>
    <style:style style:name="T76" style:family="text">
      <style:text-properties fo:font-style="italic" officeooo:rsid="004e08d0" style:font-style-asian="italic" style:font-style-complex="italic"/>
    </style:style>
    <style:style style:name="T77" style:family="text">
      <style:text-properties fo:font-style="italic" officeooo:rsid="00592e1f" style:font-style-asian="italic" style:font-style-complex="italic"/>
    </style:style>
    <style:style style:name="T78" style:family="text">
      <style:text-properties fo:font-style="italic" officeooo:rsid="005bbab0" style:font-style-asian="italic" style:font-style-complex="italic"/>
    </style:style>
    <style:style style:name="T79" style:family="text">
      <style:text-properties fo:font-style="italic" officeooo:rsid="0060ec84" style:font-style-asian="italic" style:font-style-complex="italic"/>
    </style:style>
    <style:style style:name="T80" style:family="text">
      <style:text-properties fo:font-style="italic" officeooo:rsid="00650b37" style:font-style-asian="italic" style:font-style-complex="italic"/>
    </style:style>
    <style:style style:name="T81" style:family="text">
      <style:text-properties fo:font-style="italic" officeooo:rsid="0066f7a1" style:font-style-asian="italic" style:font-style-complex="italic"/>
    </style:style>
    <style:style style:name="T82" style:family="text">
      <style:text-properties fo:font-style="italic" officeooo:rsid="006810ed" style:font-style-asian="italic" style:font-style-complex="italic"/>
    </style:style>
    <style:style style:name="T83" style:family="text">
      <style:text-properties fo:font-style="italic" officeooo:rsid="006a6a51" style:font-style-asian="italic" style:font-style-complex="italic"/>
    </style:style>
    <style:style style:name="T84" style:family="text">
      <style:text-properties fo:font-style="italic" officeooo:rsid="006d5051" style:font-style-asian="italic" style:font-style-complex="italic"/>
    </style:style>
    <style:style style:name="T85" style:family="text">
      <style:text-properties fo:font-style="italic" officeooo:rsid="006e895e" style:font-style-asian="italic" style:font-style-complex="italic"/>
    </style:style>
    <style:style style:name="T86" style:family="text">
      <style:text-properties fo:font-style="italic" officeooo:rsid="006ebf39" style:font-style-asian="italic" style:font-style-complex="italic"/>
    </style:style>
    <style:style style:name="T87" style:family="text">
      <style:text-properties fo:font-style="italic" officeooo:rsid="0062dcb8" style:font-style-asian="italic" style:font-style-complex="italic"/>
    </style:style>
    <style:style style:name="T88" style:family="text">
      <style:text-properties fo:font-style="italic" fo:font-weight="bold" style:font-style-asian="italic" style:font-weight-asian="bold" style:font-style-complex="italic" style:font-weight-complex="bold"/>
    </style:style>
    <style:style style:name="T89" style:family="text">
      <style:text-properties fo:font-style="italic" fo:font-weight="bold" officeooo:rsid="004e08d0" style:font-style-asian="italic" style:font-weight-asian="bold" style:font-style-complex="italic" style:font-weight-complex="bold"/>
    </style:style>
    <style:style style:name="T90" style:family="text">
      <style:text-properties fo:font-style="italic" fo:font-weight="bold" officeooo:rsid="00592e1f" style:font-style-asian="italic" style:font-weight-asian="bold" style:font-style-complex="italic" style:font-weight-complex="bold"/>
    </style:style>
    <style:style style:name="T91" style:family="text">
      <style:text-properties fo:font-style="italic" fo:font-weight="bold" officeooo:rsid="005bbab0" style:font-style-asian="italic" style:font-weight-asian="bold" style:font-style-complex="italic" style:font-weight-complex="bold"/>
    </style:style>
    <style:style style:name="T92" style:family="text">
      <style:text-properties fo:font-style="italic" fo:font-weight="bold" officeooo:rsid="0060ec84" style:font-style-asian="italic" style:font-weight-asian="bold" style:font-style-complex="italic" style:font-weight-complex="bold"/>
    </style:style>
    <style:style style:name="T93" style:family="text">
      <style:text-properties fo:font-style="italic" fo:font-weight="bold" officeooo:rsid="00650b37" style:font-style-asian="italic" style:font-weight-asian="bold" style:font-style-complex="italic" style:font-weight-complex="bold"/>
    </style:style>
    <style:style style:name="T94" style:family="text">
      <style:text-properties fo:font-style="italic" fo:font-weight="normal" officeooo:rsid="006ebf39" style:font-style-asian="italic" style:font-weight-asian="normal" style:font-style-complex="italic" style:font-weight-complex="normal"/>
    </style:style>
    <style:style style:name="T95" style:family="text">
      <style:text-properties officeooo:rsid="002d2609"/>
    </style:style>
    <style:style style:name="T96" style:family="text">
      <style:text-properties officeooo:rsid="002e46b0"/>
    </style:style>
    <style:style style:name="T97" style:family="text">
      <style:text-properties officeooo:rsid="0033535b"/>
    </style:style>
    <style:style style:name="T98" style:family="text">
      <style:text-properties officeooo:rsid="003599bb"/>
    </style:style>
    <style:style style:name="T99" style:family="text">
      <style:text-properties officeooo:rsid="00365434"/>
    </style:style>
    <style:style style:name="T100" style:family="text">
      <style:text-properties officeooo:rsid="003ce64e"/>
    </style:style>
    <style:style style:name="T101" style:family="text">
      <style:text-properties officeooo:rsid="003e82a9"/>
    </style:style>
    <style:style style:name="T102" style:family="text">
      <style:text-properties officeooo:rsid="003f4477"/>
    </style:style>
    <style:style style:name="T103" style:family="text">
      <style:text-properties officeooo:rsid="003fd261"/>
    </style:style>
    <style:style style:name="T104" style:family="text">
      <style:text-properties officeooo:rsid="00420091"/>
    </style:style>
    <style:style style:name="T105" style:family="text">
      <style:text-properties officeooo:rsid="0043973d"/>
    </style:style>
    <style:style style:name="T106" style:family="text">
      <style:text-properties officeooo:rsid="00452be3"/>
    </style:style>
    <style:style style:name="T107" style:family="text">
      <style:text-properties officeooo:rsid="00454916"/>
    </style:style>
    <style:style style:name="T108" style:family="text">
      <style:text-properties officeooo:rsid="0045fd26"/>
    </style:style>
    <style:style style:name="T109" style:family="text">
      <style:text-properties officeooo:rsid="0047c73b"/>
    </style:style>
    <style:style style:name="T110" style:family="text">
      <style:text-properties officeooo:rsid="004975ae"/>
    </style:style>
    <style:style style:name="T111" style:family="text">
      <style:text-properties officeooo:rsid="004b402b"/>
    </style:style>
    <style:style style:name="T112" style:family="text">
      <style:text-properties officeooo:rsid="004c2aa4"/>
    </style:style>
    <style:style style:name="T113" style:family="text">
      <style:text-properties officeooo:rsid="004e08d0"/>
    </style:style>
    <style:style style:name="T114" style:family="text">
      <style:text-properties officeooo:rsid="0051dc40"/>
    </style:style>
    <style:style style:name="T115" style:family="text">
      <style:text-properties officeooo:rsid="0054ba2b"/>
    </style:style>
    <style:style style:name="T116" style:family="text">
      <style:text-properties officeooo:rsid="0055a464"/>
    </style:style>
    <style:style style:name="T117" style:family="text">
      <style:text-properties officeooo:rsid="00579630"/>
    </style:style>
    <style:style style:name="T118" style:family="text">
      <style:text-properties officeooo:rsid="0058f1ac"/>
    </style:style>
    <style:style style:name="T119" style:family="text">
      <style:text-properties officeooo:rsid="00592e1f"/>
    </style:style>
    <style:style style:name="T120" style:family="text">
      <style:text-properties officeooo:rsid="00595eb6"/>
    </style:style>
    <style:style style:name="T121" style:family="text">
      <style:text-properties officeooo:rsid="005ad43e"/>
    </style:style>
    <style:style style:name="T122" style:family="text">
      <style:text-properties officeooo:rsid="005bbab0"/>
    </style:style>
    <style:style style:name="T123" style:family="text">
      <style:text-properties officeooo:rsid="005d1344"/>
    </style:style>
    <style:style style:name="T124" style:family="text">
      <style:text-properties officeooo:rsid="005ee23a"/>
    </style:style>
    <style:style style:name="T125" style:family="text">
      <style:text-properties style:font-name="Lohit Devanagari" officeooo:rsid="00600891" style:font-name-complex="Lohit Devanagari"/>
    </style:style>
    <style:style style:name="T126" style:family="text">
      <style:text-properties style:font-name="Lohit Devanagari" fo:font-weight="bold" style:font-weight-asian="bold" style:font-name-complex="Lohit Devanagari" style:font-weight-complex="bold"/>
    </style:style>
    <style:style style:name="T127" style:family="text">
      <style:text-properties style:font-name="Lohit Devanagari" fo:font-weight="bold" officeooo:rsid="00600891" style:font-weight-asian="bold" style:font-name-complex="Lohit Devanagari" style:font-weight-complex="bold"/>
    </style:style>
    <style:style style:name="T128" style:family="text">
      <style:text-properties style:font-name="Lohit Devanagari" fo:font-weight="bold" officeooo:rsid="00602505" style:font-weight-asian="bold" style:font-name-complex="Lohit Devanagari" style:font-weight-complex="bold"/>
    </style:style>
    <style:style style:name="T129" style:family="text">
      <style:text-properties officeooo:rsid="0060ec84"/>
    </style:style>
    <style:style style:name="T130" style:family="text">
      <style:text-properties officeooo:rsid="0062dcb8"/>
    </style:style>
    <style:style style:name="T131" style:family="text">
      <style:text-properties officeooo:rsid="00650b37"/>
    </style:style>
    <style:style style:name="T132" style:family="text">
      <style:text-properties officeooo:rsid="0066f7a1"/>
    </style:style>
    <style:style style:name="T133" style:family="text">
      <style:text-properties officeooo:rsid="006810ed"/>
    </style:style>
    <style:style style:name="T134" style:family="text">
      <style:text-properties officeooo:rsid="006a6a51"/>
    </style:style>
    <style:style style:name="T135" style:family="text">
      <style:text-properties officeooo:rsid="006c020d"/>
    </style:style>
    <style:style style:name="T136" style:family="text">
      <style:text-properties officeooo:rsid="006d5051"/>
    </style:style>
    <style:style style:name="T137" style:family="text">
      <style:text-properties fo:font-style="normal" officeooo:rsid="006d5051" style:font-style-asian="normal" style:font-style-complex="normal"/>
    </style:style>
    <style:style style:name="T138" style:family="text">
      <style:text-properties officeooo:rsid="006e895e"/>
    </style:style>
    <style:style style:name="T139" style:family="text">
      <style:text-properties officeooo:rsid="006ebf39"/>
    </style:style>
    <style:style style:name="T140" style:family="text">
      <style:text-properties officeooo:rsid="00709c80"/>
    </style:style>
    <style:style style:name="T141" style:family="text">
      <style:text-properties officeooo:rsid="0071e4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26" text:outline-level="3"><text:span text:style-name="T1">ते</text:span>रहवां अध्याय</text:h>
      <text:h text:style-name="P26" text:outline-level="3"/>
      <text:h text:style-name="P26" text:outline-level="3"><text:span text:style-name="T1">क्षेत्र</text:span><text:span text:style-name="T2">-</text:span><text:span text:style-name="T1">क्षेत्रज्ञ</text:span><text:span text:style-name="T3">-</text:span><text:span text:style-name="T1">विभाग</text:span> योग</text:h>
      <text:p text:style-name="P17">भक्ति योग <text:span text:style-name="T12">के</text:span> कोमल और मधुर अध्याय के बाद, अब हम एक गहन अध्याय में प्रवेश कर रहे हैं। यहाँ से क्षेत्र-क्षेत्रज्ञ-विभाग-योग आरम्भ होता है।<text:span text:style-name="T71"> </text:span></text:p>
      <text:p text:style-name="P18"><text:span text:style-name="T71">गीता के प्रथम छः अध्याय मुख्यतः कर्म पर आधारित हैं; </text:span><text:span text:style-name="T13">अगले छः</text:span><text:span text:style-name="T71"> अध्याय मुख्यतः उपासना पर आधारित हैं; तथा अन्तिम </text:span><text:span text:style-name="T13">छः</text:span><text:span text:style-name="T14"> </text:span><text:span text:style-name="T71">अध्याय सर्वोच्च ज्ञान पर आधारित है।</text:span><text:span text:style-name="T72"> इन छह अध्यायों में वैदिक शास्त्रों की लगभग संपूर्ण शिक्षा समाहित है। इसलिए </text:span><text:span text:style-name="T15">भगवान</text:span><text:span text:style-name="T72"> शंकराचार्य ने इन्हें </text:span><text:span text:style-name="T74">समस्त-वेदार्थ-सार-संग्रह-भूतम्</text:span><text:span text:style-name="T72"> कहा है।</text:span></text:p>
      <text:p text:style-name="P18"/>
      <text:p text:style-name="P19">जि<text:span text:style-name="T12">न्हें</text:span> पहले प्रकृति और पुरुष <text:span text:style-name="T12">कहकर संबोधित किया</text:span> था, उ<text:span text:style-name="T12">न्हें</text:span> अब भगवान <text:span text:style-name="T12">क्षे</text:span>त्र और क्षेत्रज्ञ कह<text:span text:style-name="T12">ते</text:span> हैं।</text:p>
      <text:p text:style-name="P19"/>
      <text:h text:style-name="P16" text:outline-level="3">१३.१</text:h>
      <text:p text:style-name="P13">श्रीभगवानुवाच।</text:p>
      <text:p text:style-name="P13"><text:span text:style-name="T4">इदं</text:span><text:span text:style-name="T5"> शरीरं कौन्तेय क्षेत्रमित्यभिधीयते।</text:span></text:p>
      <text:p text:style-name="P3">एतद्यो वेत्ति तं प्राहुः क्षेत्रज्ञ इति तद्विदः॥</text:p>
      <text:p text:style-name="P2"/>
      <text:p text:style-name="P20">भगवान श्री रमण महर्षि ने श्री रम<text:span text:style-name="T12">णा</text:span>श्रम में दैनिक पाठ के लिए भगवद्गीता से चालीस श्लोक<text:span text:style-name="T95"> चुने </text:span><text:span text:style-name="T16">थे। उनमें यह</text:span> प्रथम श्लोक<text:span text:style-name="T95"> </text:span>था।<text:span text:style-name="T96"> </text:span><text:span text:style-name="T17">कदाचित उन्होनें यह श्लोक इसलिए चुना होगा क्योंकि यह बिलकुल शुरुआत से शुरू होती है, शरीर—अन्नमय शरीर। शरीर को ही भगवान यहाँ </text:span><text:span text:style-name="T56">क्षेत्रम्</text:span><text:span text:style-name="T17"> कहकर संबोधित कर रहे हैं—</text:span><text:span text:style-name="T64">इदं शरीरं कौन्तेय क्षेत्रं इत्यभिधीयते </text:span><text:span text:style-name="T17">।</text:span></text:p>
      <text:p text:style-name="P12">भगवान<text:span text:style-name="T97"> </text:span>बुद्ध और किसान</text:p>
      <text:p text:style-name="P10">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10">किसान ने खरपतवार साफ करने, मिट्टी जोतने और बीज बोने का कठिन काम समाप्त कर<text:span text:style-name="T98"> लिया</text:span> था। कुछ दिनों बाद धान की फसल कटाई के लिए तैयार थी। तभी अचानक तीन दिन तक लगातार भारी बारिश हुई और पूरी फसल बर्बाद हो गई।<text:span text:style-name="T99"> किसान गहरे विषाद में चला गया, और विलाप करने लगा कि वह अपने मित्र को दिया वचन कैसे पूरा करेगा। अचानक उसने बुद्ध को अपने दरवाज़े पर खड़े पाया।</text:span></text:p>
      <text:p text:style-name="P9">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100">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101"> के जल से</text:span><text:span text:style-name="T100"> उन्हें सींचता हूँ। पूर्ण वैराग्य ही वह बाड़ है जिसके द्वारा मैं अपनी फसल की रक्षा करता हूँ। शांति के दाने मेरे हृदय में हमेशा सुरक्षित रहते हैं।"</text:span><text:span text:style-name="T102"> इस तरह महात्मा ने उस किसान को दुःख से परे</text:span><text:span text:style-name="T104"> जाने का रास्ता दिखाया</text:span><text:span text:style-name="T102">।</text:span><text:span text:style-name="T103"> वास्तव में</text:span><text:span text:style-name="T106">,</text:span><text:span text:style-name="T103"> इसी कारण वे प्रतिदिन उस किसान से मिलने गये, और जब अवसर आया</text:span><text:span text:style-name="T105">, तो</text:span><text:span text:style-name="T107"> उन्होनें</text:span><text:span text:style-name="T105"> किसान को दुःख से मुक्त होने की विद्या प्रदान की</text:span><text:span text:style-name="T103">।</text:span></text:p>
      <text:p text:style-name="P9">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9"/>
      <text:p text:style-name="P6">यहाँ<text:span text:style-name="T108">, </text:span><text:span text:style-name="T75">इदं</text:span><text:span text:style-name="T108"> सर्वनाम शब्द से</text:span><text:span text:style-name="T114"> </text:span><text:span text:style-name="T108">शरीर को संबोधित किया गया है—अर्थात 'यह'।</text:span><text:span text:style-name="T109"> सटीक शब्दों</text:span><text:span text:style-name="T110"> मे कहें, तो शरीर एक चीज</text:span><text:span text:style-name="T111"> या वस्तु</text:span><text:span text:style-name="T110"> है; स्वयं नहीं।</text:span><text:span text:style-name="T112"> इस तत्व को इंगित करने के लिए भगवान कहते हैं, 'हे कौन्तेय, यह शरीर एक क्षेत्र है।'</text:span><text:span text:style-name="T113"> </text:span><text:span text:style-name="T89">क्षेत्रं</text:span><text:span text:style-name="T76"> </text:span><text:span text:style-name="T113">का अर्थ है खेत।</text:span><text:span text:style-name="T115"> शरीर भी गेहूँ या धान के खेत के समान, एक खेत ही है।</text:span><text:span text:style-name="T116"> यह वो खेत है जहाँ हमारे पूर्व कर्मों के बीज बोए हुए हैं और जहाँ इन कर्मों का फल प्राप्त होता है।</text:span><text:span text:style-name="T117"> इसमें अनेक अनावश्यक कामनाओं के खरपतवार भी बिन बुलाये उग आते हैं।</text:span><text:span text:style-name="T118"> अच्छे अनाज के उगने और फलने-फूलने के लिए इन्हें हटाना आवश्यक है।</text:span></text:p>
      <text:p text:style-name="P6"><text:soft-page-break/>गीता<text:span text:style-name="T119"> </text:span><text:span text:style-name="T77">'धर्म-क्षेत्रे'</text:span><text:span text:style-name="T119"> पद से आरंभ होता है। कुरुक्षेत्र को भी धर्म-क्षेत्र कहते हैं। </text:span><text:span text:style-name="T90">क्षेत्र</text:span><text:span text:style-name="T77"> </text:span><text:span text:style-name="T119">का अर्थ मंदिर भी है</text:span><text:span text:style-name="T121">;</text:span><text:span text:style-name="T120"> एक पवित्र स्थल जहाँ भगवान की पूजा होती है। इस अर्थ से भी</text:span><text:span text:style-name="T122"> देखा जाए तो शरीर एक </text:span><text:span text:style-name="T91">क्षेत्र</text:span><text:span text:style-name="T78"> </text:span><text:span text:style-name="T122">है। श्रीमद्भागवत में कहा गया है कि भगवान ने सभी प्राणियों की रचना की</text:span><text:span text:style-name="T123">, परंतु</text:span><text:span text:style-name="T122"> वे अपनी रचना से संतुष्ट नही</text:span><text:span text:style-name="T123">ं हुए,</text:span><text:span text:style-name="T122"> क्योंकि उन</text:span><text:span text:style-name="T124"> प्राणियों की</text:span><text:span text:style-name="T122"> बुद्धि माया से परे जाकर ब्रह्म को साक्ष</text:span><text:span text:style-name="T124">ात्कार करने</text:span><text:span text:style-name="T122"> में सक्षम नहीं थी। फिर मनुष्य की रचना करने के पश्चात</text:span><text:span text:style-name="T135">,</text:span><text:span text:style-name="T78">देव </text:span><text:span text:style-name="T122">प्रसन्न हुए क्योंकि मनुष्य में ब्रह्म को समझने की बुद्धि थी</text:span><text:span text:style-name="T122"><text:note text:id="ftn1" text:note-class="footnote"><text:note-citation>1</text:note-citation><text:note-body><text:p text:style-name="P1"><text:span text:style-name="T128"><text:s/></text:span><text:span text:style-name="T126">ब्रह्मावलोकधिषणं</text:span><text:span text:style-name="T127"> मुदमाप देवः।</text:span><text:span text:style-name="T125"><text:tab/>श्री.भा.११.९.२८</text:span></text:p></text:note-body></text:note></text:span><text:span text:style-name="T122">।</text:span><text:span text:style-name="T129"> यही मनुष्य शरीर का वास्तविक प्रयोजन है, और इसी कारण यह </text:span><text:span text:style-name="T79">क्षेत्रं </text:span><text:span text:style-name="T129">अनमोल है।</text:span></text:p>
      <text:p text:style-name="P6"/>
      <text:p text:style-name="P6"><text:span text:style-name="T88">एतद्यो वेत्ति तं</text:span><text:span text:style-name="T92"> प्राहुः</text:span><text:span text:style-name="T129">।</text:span><text:span text:style-name="T130"> वह जो इस </text:span><text:span text:style-name="T87">शरीर</text:span><text:span text:style-name="T130"> के भीतर रहकर इसे प्रकाशित करता है।</text:span><text:span text:style-name="T131"> जो सिर से पैर तक उसमें व्याप्त है; तथा जो अपने को 'मैं-मैं' के रूप में जानता है—</text:span><text:span text:style-name="T80">वह</text:span><text:span text:style-name="T131"> </text:span><text:span text:style-name="T93">क्षेत्रज्ञ</text:span><text:span text:style-name="T80"> </text:span><text:span text:style-name="T131">कहलाता है।</text:span><text:span text:style-name="T132"> </text:span><text:span text:style-name="T81">क्षेत्रज्ञ </text:span><text:span text:style-name="T132">वह प्रकाशमय चेतना है जो शरीर को भीतर से सजीव बनाती है।</text:span><text:span text:style-name="T133"> संस्कृत में मूल शब्दांश </text:span><text:span text:style-name="T82">'ज्ञ' </text:span><text:span text:style-name="T133">का अर्थ है जागरूकता, प्रकाशक, जानने वाला, और इस प्रकार, जो </text:span><text:span text:style-name="T82">क्षेत्र </text:span><text:span text:style-name="T133">को प्रकाशित करता है, उसे </text:span><text:span text:style-name="T82">क्षेत्रज्ञ </text:span><text:span text:style-name="T133">कहते हैं।</text:span></text:p>
      <text:p text:style-name="P7">शरीर एक मंदिर <text:span text:style-name="T134">है—</text:span><text:span text:style-name="T83">क्षेत्र</text:span><text:span text:style-name="T134">—और जो उस मंदिर के भीतर प्रकाशित होता है, वह देव </text:span><text:span text:style-name="T83">क्षेत्रज्ञ </text:span><text:span text:style-name="T134">है।</text:span><text:span text:style-name="T136">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6"/>
      <text:p text:style-name="P8">शरीर <text:span text:style-name="T73">क्षेत्र </text:span>है<text:span text:style-name="T136">, और </text:span><text:span text:style-name="T84">क्षेत्रज्ञ</text:span><text:span text:style-name="T137"> है इसके </text:span><text:span text:style-name="T136">भीतर की जागरुकता।</text:span><text:span text:style-name="T138"> इन्हें </text:span><text:span text:style-name="T85">प्रकृति </text:span><text:span text:style-name="T138">और </text:span><text:span text:style-name="T85">पुरुष </text:span><text:span text:style-name="T138">भी कहते हैं। सातवें अध्याय में </text:span><text:span text:style-name="T85">अपरा-प्रकृति </text:span><text:span text:style-name="T138">और </text:span><text:span text:style-name="T85">परा-प्रकृति </text:span><text:span text:style-name="T138">की चर्चा की गई थी।</text:span><text:span text:style-name="T139"> </text:span><text:span text:style-name="T86">क्षेत्र </text:span><text:span text:style-name="T139">ही </text:span><text:span text:style-name="T86">अपरा-प्रकृति </text:span><text:span text:style-name="T139">है, और </text:span><text:span text:style-name="T86">क्षेत्रज्ञ </text:span><text:span text:style-name="T139">ही </text:span><text:span text:style-name="T94">परा-प्रकृति</text:span><text:span text:style-name="T86"> </text:span><text:span text:style-name="T139">।</text:span></text:p>
      <text:p text:style-name="P8"/>
      <text:p text:style-name="P8">यह बताने के बाद कि शरीर और आत्मा पृथक हैं तथा शरीर के भीतर जो 'मैं-मैं' के रूप में अनुभव किया जाता है, उसे <text:span text:style-name="T73">क्षेत्रज्ञ</text:span>—प्रकाश देने वाला सिद्धांत—कहा जाता है, अब एक ऐसा<text:span text:style-name="T140"> </text:span>श्लोक आता है जो महावाक्य-उपदेश के समान है।</text:p>
      <text:p text:style-name="P8"/>
      <text:h text:style-name="P15" text:outline-level="3">१३.<text:span text:style-name="T141">२</text:span></text:h>
      <text:p text:style-name="P14"><text:span text:style-name="T5">क्षेत्रज्ञ</text:span><text:span text:style-name="T6">ं चापि मां विद्धि सर्वक्षेत्रेषु भारत</text:span><text:span text:style-name="T5">।</text:span></text:p>
      <text:p text:style-name="P4">क्षेत्रक्षेत्रज्ञयोर्ज्ञानं<text:span text:style-name="T141"> यत्तज्ज्ञानं मतं मम</text:span>॥</text:p>
      <text:p text:style-name="P4"/>
      <text:p text:style-name="P22"><text:span text:style-name="T7">तथा</text:span><text:span text:style-name="T8"> हे भारत,</text:span><text:span text:style-name="T9"> </text:span><text:span text:style-name="T8">सारे क्षेत्रों में</text:span><text:span text:style-name="T11">, </text:span><text:span text:style-name="T9">मुझे ही</text:span><text:span text:style-name="T10"> </text:span><text:span text:style-name="T8">क्षेत्रज्ञ के रूप में </text:span><text:span text:style-name="T9">जानो</text:span><text:span text:style-name="T8">। मेरा मत है कि क्षेत्र और क्षेत्रज्ञ का ज्ञान ही वास्तविक ज्ञान है।</text:span></text:p>
      <text:p text:style-name="P5"/>
      <text:p text:style-name="P23"><text:span text:style-name="T12">यहाँ</text:span><text:span text:style-name="T18"> अर्जुन को भगवान </text:span><text:span text:style-name="T57">भारत </text:span><text:span text:style-name="T18">कहकर संबोधित करते हैं, जिसका अर्थ है 'वह जो प्रकाश में आनंद लेता है'। </text:span><text:span text:style-name="T57">भाः </text:span><text:span text:style-name="T18">का अर्थ है प्रकाश, और </text:span><text:span text:style-name="T57">रति</text:span><text:span text:style-name="T18"> का अर्थ है आनंद। भगवान कहते हैं, "हे</text:span><text:span text:style-name="T21"> </text:span><text:span text:style-name="T18">प्रकाश </text:span><text:span text:style-name="T21">में</text:span><text:span text:style-name="T18"> आनंद</text:span><text:span text:style-name="T21"> लेने वाले</text:span><text:span text:style-name="T18">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57">क्षेत्रज्ञ</text:span><text:span text:style-name="T18">।</text:span><text:span text:style-name="T19"> </text:span><text:span text:style-name="T18">वही है</text:span><text:span text:style-name="T23"> </text:span><text:span text:style-name="T18">सारी</text:span><text:span text:style-name="T19"> ज्योतियों की ज्योति। उसी की ज्योति से सूर्य, चंद्र और तारे भी चमकते हैं।</text:span><text:span text:style-name="T27">"</text:span></text:p>
      <text:p text:style-name="P11"/>
      <text:p text:style-name="P24"><text:span text:style-name="T12">"तथा</text:span><text:span text:style-name="T22"> </text:span><text:span text:style-name="T12">अर्जुन, मैं तुम्हे सबसे बड़ा रहस्य बताता हूँ! तुम्हें केवल यही बात जानने की आवश्यकता है, जो मेरा </text:span><text:span text:style-name="T63">ज्ञानं</text:span><text:span text:style-name="T66"> </text:span><text:span text:style-name="T70">है</text:span><text:span text:style-name="T12">।</text:span><text:span text:style-name="T20"> कुछ ज्यादा सीखने की आवश्यकता नहीं, ज्यादा रटने की आवश्यकता नहीं, बड़ी-बड़ी पुस्तकें पढने की आवश्यकता नहीं। </text:span><text:span text:style-name="T65">यत्तद् ज्ञानं मतं मम</text:span><text:span text:style-name="T20">—इस </text:span><text:span text:style-name="T58">ज्ञानं</text:span><text:span text:style-name="T20"> से, सभी कुछ ज्ञात हो जाता है।</text:span><text:span text:style-name="T24"> दुनिया में कई मत हैं; </text:span><text:span text:style-name="T36">हे</text:span><text:span text:style-name="T24">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25"> कि वही मेरा मत है</text:span><text:span text:style-name="T24">, सच्चा मत है।</text:span><text:span text:style-name="T26">"</text:span></text:p>
      <text:p text:style-name="P25"><text:span text:style-name="T26">"वह जो ‘मै</text:span><text:span text:style-name="T12">-मै</text:span><text:span text:style-name="T26">’ के रूप में</text:span><text:span text:style-name="T12"> इस क्षेत्र के भीतर प्रकाशित होता है, वह क्षेत्रज्ञ है।</text:span><text:span text:style-name="T28"> वह कभी नहीं बदलता। शरीर बाल्यावस्था, युवावस्था और वृद्धावस्था में बदलता है। जाग्रत, स्वप्न और सुषुप्ति जैसी मानसिक अवस्थाएँ भी आती जाती रहती हैं। परंतु वह जागरुकता जो सब कुछ प्रकाशित करती है, और जो ‘मैं हूँ’ के रूप में प्रकाशित होती है, </text:span><text:span text:style-name="T29">उसमे कोई बदलाव नहीं होता।</text:span><text:span text:style-name="T30"> हे अर्जुन, मैं क्षेत्रज्ञ हूँ। मैं, वह 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31"> हो चुका है।</text:span><text:span text:style-name="T32"> वह केवल तुम्हारे शरीर में ही नहीं, सभी शरीरों में उपस्थित है—</text:span><text:span text:style-name="T67">सर्व क्षेत्रेषु</text:span><text:span text:style-name="T32">।</text:span><text:span text:style-name="T33"> वह जो उनके ‘मैं’, उनके अस्तित्व, उनकी सत्ता के रूप में प्रकाशित होता है, वह भी मैं ही हूँ।</text:span><text:span text:style-name="T34"> यह सर्वोच्च ज्ञान है, हे अर्जुन</text:span><text:span text:style-name="T35">!</text:span><text:span text:style-name="T12">"</text:span></text:p>
      <text:p text:style-name="P25"><text:soft-page-break/><text:span text:style-name="T12">क्षेत्र तथा</text:span><text:span text:style-name="T37"> क्षेत्रज्ञ का अन्वेषण करके हमें सारे वेदांत का सार समझ आता है।</text:span><text:span text:style-name="T38"> जब व्यक्ति ध्यान में बैठता है, तो केवल एक ही कार्य करना है—क्षेत्र और क्षेत्रज्ञ को पहचान कर उन्हें अलग-अलग करना।</text:span><text:span text:style-name="T39"> इस पर गहराई से विचार करें, ध्यान करें और शरीर को आत्मा से अलग करें—</text:span><text:span text:style-name="T59">क्षेत्र-क्षेत्रज्ञ विभाग</text:span><text:span text:style-name="T39">। अपने आप से कहें "मैं शरीर नहीं हूँ। मैं मन नहीं हूँ। यह 'मैं' क्या है?"</text:span><text:span text:style-name="T40"> इस 'मैं' पर ध्यान दीजिए। यह प्रकिया दूध को पानी से अलग करने के समान है।</text:span><text:span text:style-name="T41"> इसे </text:span><text:span text:style-name="T60">हंस-विद्या </text:span><text:span text:style-name="T41">कहते हैं—वह कौशल जिस के द्वारा हंस दूध-का-दूध और पानी-का-पानी करने में सक्षम माना जाता है।</text:span><text:span text:style-name="T42"> इसी प्रकार, ऋषि—जिन्हे सत्य का ज्ञान है—क्षेत्र को क्षेत्रज्ञ से अलग करते हैं।</text:span></text:p>
      <text:p text:style-name="P28"><text:span text:style-name="T42"/></text:p>
      <text:p text:style-name="P28"><text:span text:style-name="T42">क्या</text:span><text:span text:style-name="T12">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28"><text:span text:style-name="T12"/></text:p>
      <text:p text:style-name="P28"><text:span text:style-name="T12">पूछें,</text:span><text:span text:style-name="T43"> ‘यह "मैं"‌ क्या है? क्या है ये, जो हृदय में, मेरे अस्तित्व के रूप में चमकता रहता है, कि "मैं हूँ"?’ मन को अंदर की ओर घुमाए</text:span><text:span text:style-name="T45">ं</text:span><text:span text:style-name="T43">; <text:s/>इसे 'मैं' को देखने की कला सिखाए</text:span><text:span text:style-name="T44">ं</text:span><text:span text:style-name="T43">। वहीं रहना सीखें। 'मैं हूँ' में निवास करें। स्थिर रहें। भीतर जाएँ, 'मैं हूँ' की खोज करें, और बस वहीं रहें। तब 'मैं हूं' स्वयं को अनंत, सीमाहीन तत्व के रूप में प्रकट करेगा।</text:span><text:span text:style-name="T46"> शरीर, मन और अहंकार की सीमाएं इस तत्व पर लागू नहीं होतीं, क्योंकि ऐसा केवल प्रतीत होता है कि यह शरीर में कैद है।</text:span><text:span text:style-name="T47"> "यद्यपि ऐसा प्रतीत होता है कि क्षेत्रज्ञ क्षेत्र के भीतर है, हे अर्जुन, सत्य तो यह है कि क्षेत्रज्ञ क्षेत्र के परे है। यह असीमित </text:span><text:span text:style-name="T61">ईश्वर </text:span><text:span text:style-name="T47">है।"</text:span><text:span text:style-name="T48"> यह गीता का महावाक्य है। भगवान शंकराचार्य ने इस श्लोक पर विस्तृत भाष्य लिखा है।</text:span></text:p>
      <text:p text:style-name="P28"><text:span text:style-name="T48"/></text:p>
      <text:p text:style-name="P29"><text:span text:style-name="T68">क्षेत्रज्ञं</text:span><text:span text:style-name="T69"> चापि माम् विद्धि</text:span><text:span text:style-name="T49">। भगवान कहते है</text:span><text:span text:style-name="T50">ं, </text:span><text:span text:style-name="T49">"तुम्हारे भीतर का ‘मैं’, तुम नहीं हो, वह तो वास्तव में मैं, ईश्वर हूँ।"</text:span><text:span text:style-name="T51"> वह प्रभु, जिससे आप इतना प्रेम करते हैं, स्वयं वे आपसे कहते हैं, </text:span><text:span text:style-name="T43">‘तुम तो मै</text:span><text:span text:style-name="T51">ं ही हो</text:span><text:span text:style-name="T52">!</text:span><text:span text:style-name="T43">’</text:span><text:span text:style-name="T53"> यहाँ आप ईश्वर से मिलकर एक हो जाते हैं; नहीं नहीं, आपको यह समझ आ जाता है कि आप तो सर्वदा उनके साथ एक ही थे; आप तो सर्वदा वे ही थे।</text:span><text:span text:style-name="T54"> और वह सीमित अहंकार-</text:span><text:span text:style-name="T43">‘</text:span><text:span text:style-name="T54">मैं</text:span><text:span text:style-name="T43">’</text:span><text:span text:style-name="T54"> लुप्त हो जाता है; वह तो हमेशा ही अनंत-</text:span><text:span text:style-name="T43">‘</text:span><text:span text:style-name="T54">मैं</text:span><text:span text:style-name="T43">’</text:span><text:span text:style-name="T54">; ब्रह्म था।</text:span><text:span text:style-name="T55"> जिस क्षण आप </text:span><text:span text:style-name="T62">क्षेत्रज्ञ </text:span><text:span text:style-name="T55">को, अपने भीतर की जागरूकता को </text:span><text:span text:style-name="T62">ईश्वर </text:span><text:span text:style-name="T55">के रूप में पहचान जाते हैं—समझ जाते हैं कि यही ब्रह्म है—तो आपके लिए और कोई </text:span><text:span text:style-name="T62">संसार </text:span><text:span text:style-name="T55">नहीं रहता। सारे दुःख, सारी पीड़ा, बंधन के सारे कल्पित स्वप्न तुरन्त ही लुप्त हो जाते हैं, और आप ब्रह्म के अनंत खुले आकाश में पहुँच जा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2pt" style:text-underline-style="none" fo:font-weight="bold" style:text-blinking="false" fo:background-color="transparent" style:font-size-asian="12pt" style:font-weight-asian="bold" style:font-name-complex="Lohit Devanagari" style:font-family-complex="'Lohit Devanagar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09-03T12:05:29.039215755</dc:date>
    <meta:editing-duration>PT17H29M19S</meta:editing-duration>
    <meta:editing-cycles>144</meta:editing-cycles>
    <meta:generator>LibreOffice/7.3.7.2$Linux_X86_64 LibreOffice_project/30$Build-2</meta:generator>
    <meta:document-statistic meta:table-count="0" meta:image-count="0" meta:object-count="0" meta:page-count="4" meta:paragraph-count="33" meta:word-count="1829" meta:character-count="6086" meta:non-whitespace-character-count="4307"/>
  </office:meta>
</office:document-meta>
</file>